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weight="bold" officeooo:paragraph-rsid="008105a4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color="#221f1f" style:text-position="-5% 100%" style:font-name="Lucida Sans" fo:font-size="8pt" fo:letter-spacing="-0.007cm" fo:font-style="normal" fo:font-weight="bold" officeooo:paragraph-rsid="00c8f4de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bold" officeooo:paragraph-rsid="008105a4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1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15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normal" officeooo:rsid="00123b43" officeooo:paragraph-rsid="010c459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17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112040d" officeooo:paragraph-rsid="0112040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0c812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2" style:family="paragraph" style:parent-style-name="Table_20_Contents">
      <style:text-properties officeooo:paragraph-rsid="008105a4"/>
    </style:style>
    <style:style style:name="P2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fo:color="#221f1f" style:font-name="Lucida Sans" fo:font-size="8pt" fo:letter-spacing="-0.007cm" fo:font-weight="bold" officeooo:paragraph-rsid="008105a4" style:font-size-asian="8pt" style:font-weight-asian="bold" style:font-name-complex="Lucida Sans" style:font-size-complex="8pt" style:font-weight-complex="bold"/>
    </style:style>
    <style:style style:name="P25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6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105a4" style:font-size-asian="8pt" style:font-weight-asian="normal" style:font-name-complex="Lucida Sans" style:font-size-complex="8pt" style:font-weight-complex="normal" style:text-scale="101%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29" style:family="paragraph" style:parent-style-name="Text_20_body">
      <style:text-properties fo:color="#000000" style:text-position="-5% 100%" style:font-name="Lucida Sans" fo:font-size="8pt" fo:letter-spacing="0.004cm" fo:font-style="normal" fo:font-weight="normal" officeooo:rsid="011e7f98" officeooo:paragraph-rsid="011e7f98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style:font-name="Lucida Sans" fo:font-size="10pt" style:font-size-asian="10pt" style:font-name-complex="Lucida Sans" style:font-size-complex="10pt"/>
    </style:style>
    <style:style style:name="T2" style:family="text"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T3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4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HELLO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2-02-21T14:36:56.599392823</dc:date>
    <meta:editing-duration>P3DT22H4M23S</meta:editing-duration>
    <meta:editing-cycles>505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6" meta:non-whitespace-character-count="5"/>
  </office:meta>
</office:document-meta>
</file>